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fo:line-height="13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Text_20_body">
      <style:paragraph-properties fo:margin-left="0cm" fo:margin-right="0cm" fo:margin-top="0cm" fo:margin-bottom="0.265cm" fo:line-height="130%" fo:text-align="justify" style:justify-single-word="false"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3" style:family="paragraph" style:parent-style-name="Standard">
      <style:text-properties fo:color="#000000"/>
    </style:style>
    <style:style style:name="P4" style:family="paragraph" style:parent-style-name="Standard">
      <style:text-properties fo:color="#000000"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ville Moteville, 18 novembre 2025</text:p>
      <text:p text:style-name="P3"/>
      <text:p text:style-name="P3"/>
      <text:p text:style-name="P3"/>
      <text:p text:style-name="P1">Madame , Monsieur,</text:p>
      <text:p text:style-name="P2"> </text:p>
      <text:p text:style-name="P1"><text:tab/>Titulaire d’un diplôme d’aide soignant depuis presque 20 ans, j’ai eu de nombreuses expériences dans de très nombreux services. <text:s/>Souhaitant aujourd’hui travailler dans une structure d’accueil de jeunes enfants, je vous adresse ma candidature pour le poste d’auxiliaire de puériculture au sein de votre établissement.</text:p>
      <text:p text:style-name="P1"><text:tab/>Pour parler plus amplement de ma candidature, sachez que je n’ai pas choisi cette voie par hasard. Titulaire initialement d'un BEP carrière sanitaire et social, j'avais orienté mon choix professionnel à la petite enfance et effectué de nombreux stages dans ce sens.</text:p>
      <text:p text:style-name="P1"><text:tab/>Le travail dans une crèche demande de la patience et un grand savoir faire avec les enfants. De par mes deux derniers emplois dans la petite enfance, j’ai pu acquérir un savoir-faire considérable et j’ai pu développer des aptitudes communicationnelles avec les parents, même dans des situations très difficiles.</text:p>
      <text:p text:style-name="P1"><text:tab/>Sachez que j'ai commencé une VAE afin d'obtenir le diplôme d’auxiliaire de puériculture.</text:p>
      <text:p text:style-name="P1"><text:tab/>Dynamique avec un sens aigu de l’organisation et consciencieux, vous pouvez être assuré que j’accomplirai au mieux toutes les activités qui me seront confiés avec beaucoup de diligence et d’assiduité.</text:p>
      <text:p text:style-name="P1"><text:tab/>Dans l’attente d’un retour qui, je l’espère, sera positif, je vous prie d’agréer, Madame le Maire, à l’assurance de ma considération la meilleure.</text:p>
      <text:p text:style-name="P1"/>
      <text:p text:style-name="P1"/>
      <text:p text:style-name="P1"/>
      <text:p text:style-name="P1"><text:tab/><text:tab/>Williatte Em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03T16:08:44.31</meta:creation-date>
    <dc:date>2025-11-18T14:31:43.43</dc:date>
    <meta:editing-duration>PT21M26S</meta:editing-duration>
    <meta:editing-cycles>10</meta:editing-cycles>
    <meta:generator>OpenOffice/4.1.15$Win32 OpenOffice.org_project/4115m2$Build-9813</meta:generator>
    <meta:document-statistic meta:table-count="0" meta:image-count="0" meta:object-count="0" meta:page-count="1" meta:paragraph-count="10" meta:word-count="212" meta:character-count="1404"/>
  </office:meta>
</office:document-meta>
</file>